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officeooo:paragraph-rsid="001e9717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e9717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.0575in" style:contextual-spacing="false" fo:line-height="115%" fo:text-align="justify" style:justify-single-word="false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e9717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.0575in" style:contextual-spacing="false" fo:line-height="0.0201in" fo:text-align="justify" style:justify-single-word="false" fo:text-indent="0in" style:auto-text-indent="false"/>
      <style:text-properties officeooo:paragraph-rsid="001e9717"/>
    </style:style>
    <style:style style:name="P6" style:family="paragraph" style:parent-style-name="Text_20_body">
      <style:paragraph-properties fo:margin-left="0in" fo:margin-right="0in" fo:margin-top="0.0398in" fo:margin-bottom="0.0398in" style:contextual-spacing="false" fo:line-height="0.0201in" fo:text-align="justify" style:justify-single-word="false" fo:text-indent="0in" style:auto-text-indent="false"/>
      <style:text-properties officeooo:paragraph-rsid="001e9717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8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d Rakib Hasan</text:span></text:span><text:span text:style-name="T1"><text:line-break/>Dhaka, Bangladesh<text:line-break/>+880 1875545062<text:line-break/></text:span><text:a xlink:type="simple" xlink:href="mailto:rakibhhridoy@yahoo.com" text:style-name="Internet_20_link" text:visited-style-name="Visited_20_Internet_20_Link"><text:span text:style-name="T2">rakibhhridoy@yahoo.com</text:span></text:a><text:span text:style-name="T1"><text:line-break/></text:span><text:a xlink:type="simple" xlink:href="https://www.linkedin.com/in/rakibhhridoy/" office:target-frame-name="_new" xlink:show="replace" text:style-name="Internet_20_link" text:visited-style-name="Visited_20_Internet_20_Link"><text:span text:style-name="T2">LinkedIn</text:span></text:a><text:span text:style-name="T1"> | </text:span><text:a xlink:type="simple" xlink:href="http://www.rakibhhridoy.xyz/" office:target-frame-name="_new" xlink:show="replace" text:style-name="Internet_20_link" text:visited-style-name="Visited_20_Internet_20_Link"><text:span text:style-name="T2">Portfolio</text:span></text:a><text:span text:style-name="T1"><text:line-break/></text:span></text:p>
      <text:p text:style-name="P1"><text:span text:style-name="Strong_20_Emphasis"><text:span text:style-name="T1">To</text:span></text:span><text:span text:style-name="T1"><text:line-break/>Gerald Magno<text:line-break/>Head of Education<text:line-break/>British Council<text:line-break/></text:span><text:span text:style-name="Strong_20_Emphasis"><text:span text:style-name="T3">Subject:</text:span></text:span><text:span text:style-name="T3"> Application for the Position of Project Manager, ISPF (Part-time Role)</text:span></text:p>
      <text:p text:style-name="P2"><text:span text:style-name="T4"/></text:p>
      <text:p text:style-name="P3">Esteemed Mr. Magno,</text:p>
      <text:p text:style-name="P4">I am writing to convey my strong interest in the Project Manager post for the International Science Partnerships Fund (ISPF) at the British Council. Possessing a robust history in data-driven project execution, stakeholder engagement, and international scientific collaboration, I am assured in my capacity to enhance the success and influence of ISPF in accordance with its objective of promoting global innovation and prosperity. </text:p>
      <text:p text:style-name="P5"><text:span text:style-name="T5"/></text:p>
      <text:p text:style-name="P4">I possess over three years of expertise in research and project coordination, encompassing environmental analytics, academic collaboration, and public health. I have directed interdisciplinary teams and executed complicated efforts involving governmental, academic, and international players. As a Research Assistant at the University of Dhaka and the Atomic Energy Commission, I contributed to more than 10 peer-reviewed publications, overseeing extensive scientific projects and enabling interdisciplinary communication to achieve publication and research funding objectives. </text:p>
      <text:p text:style-name="P5"><text:span text:style-name="T5"/></text:p>
      <text:p text:style-name="P4">My academic background in environmental science, along with certifications in cloud architecture, business intelligence (Power BI, Tableau), and project management methodologies, equips me to adeptly manage multi-sectoral relationships with agility and strategic emphasis. In my role as a Section Leader in Stanford University’s Code In Place program, I refined my capacity to coordinate various multinational teams and guarantee the timely achievement of curriculum objectives, competencies that are well-suited to ISPF's operational framework. I am confident that my interdisciplinary perspective, technical expertise, and experience in analogous capacity-building environments will enable me to contribute significantly and promptly to ISPF’s continued success.</text:p>
      <text:p text:style-name="P6"><text:span text:style-name="T5"/></text:p>
      <text:p text:style-name="P4">Attached is my CV for your consideration. I would appreciate the opportunity to discuss how I may contribute to the British Council's objectives through this position. I appreciate your consideration of my application.</text:p>
      <text:p text:style-name="P1"><text:span text:style-name="T5"/></text:p>
      <text:p text:style-name="P1"><text:span text:style-name="T5">Warm regards,<text:line-break/></text:span><text:span text:style-name="Strong_20_Emphasis"><text:span text:style-name="T1">Md Rakib Hasan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6:32:02.294601156</meta:creation-date>
    <dc:date>2025-06-21T16:40:25.186069248</dc:date>
    <meta:editing-duration>PT8M23S</meta:editing-duration>
    <meta:editing-cycles>1</meta:editing-cycles>
    <meta:generator>LibreOffice/24.8.2.1$MacOSX_AARCH64 LibreOffice_project/0f794b6e29741098670a3b95d60478a65d05ef13</meta:generator>
    <meta:document-statistic meta:table-count="0" meta:image-count="0" meta:object-count="0" meta:page-count="1" meta:paragraph-count="8" meta:word-count="305" meta:character-count="2261" meta:non-whitespace-character-count="1961"/>
  </office:meta>
</office:document-meta>
</file>